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09D8D37AF279A3990.png" manifest:media-type="image/png"/>
  <manifest:file-entry manifest:full-path="Pictures/100000000000064000000640D29996FB4FD4E1E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 Thin" svg:font-family="'Manjari Thin'" style:font-pitch="variable"/>
    <style:font-face style:name="Nakula" svg:font-family="Nakul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237cm" fo:min-width="4.5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408cm" fo:min-width="5.75cm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top="0.1cm" fo:margin-bottom="0.2cm" fo:text-align="center"/>
      <style:text-properties style:text-position="0% 100%" style:font-name="Manjari Thin" fo:font-size="16pt" fo:text-shadow="none" fo:font-weight="normal" style:font-weight-asian="normal" style:font-weight-complex="normal"/>
    </style:style>
    <style:style style:name="P4" style:family="paragraph">
      <loext:graphic-properties draw:fill="none" draw:fill-color="#ffffff"/>
      <style:paragraph-properties fo:margin-top="0.1cm" fo:margin-bottom="0.2cm" fo:text-align="center"/>
      <style:text-properties style:text-position="0% 100%" style:font-name="Manjari Thin" fo:font-size="16pt" fo:text-shadow="none" fo:font-weight="normal" style:font-weight-asian="normal" style:font-weight-complex="normal"/>
    </style:style>
    <style:style style:name="T1" style:family="text">
      <style:text-properties style:text-position="0% 100%" style:font-name="Manjari Thin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4.65cm" svg:height="21cm" svg:x="0cm" svg:y="0cm">
          <draw:image xlink:href="Pictures/100000000000064000000640D29996FB4FD4E1E5.jpg" xlink:type="simple" xlink:show="embed" xlink:actuate="onLoad" draw:mime-type="image/jpeg">
            <text:p/>
          </draw:image>
        </draw:frame>
        <draw:custom-shape draw:style-name="gr2" draw:text-style-name="P2" draw:layer="layout" svg:width="5cm" svg:height="2.487cm" svg:x="1.25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5cm" svg:height="1.658cm" svg:x="0.75cm" svg:y="18.7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measurelines" svg:width="14.65cm" svg:height="21cm" svg:x="15.05cm" svg:y="0cm">
          <draw:image xlink:href="Pictures/100000000000064000000640D29996FB4FD4E1E5.jpg" xlink:type="simple" xlink:show="embed" xlink:actuate="onLoad" draw:mime-type="image/jpeg">
            <text:p/>
          </draw:image>
        </draw:frame>
        <draw:frame draw:style-name="gr1" draw:text-style-name="P1" draw:layer="measurelines" svg:width="3.25cm" svg:height="2.24cm" svg:x="2.25cm" svg:y="0.51cm">
          <draw:image xlink:href="Pictures/10000000000000E1000000E09D8D37AF279A3990.png" xlink:type="simple" xlink:show="embed" xlink:actuate="onLoad" draw:mime-type="image/png">
            <text:p/>
          </draw:image>
        </draw:frame>
        <draw:custom-shape draw:style-name="gr2" draw:text-style-name="P2" draw:layer="measurelines" svg:width="5cm" svg:height="2.487cm" svg:x="16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6.25cm" svg:height="1.658cm" svg:x="15.75cm" svg:y="18.7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measurelines" svg:width="8.187cm" svg:height="1cm" svg:x="-0.187cm" svg:y="2.5cm">
          <draw:text-box>
            <text:p text:style-name="P3"><text:span text:style-name="T1">Activate en cualquier lugar</text:span></text:p>
          </draw:text-box>
        </draw:frame>
        <draw:frame draw:style-name="gr1" draw:text-style-name="P1" draw:layer="measurelines" svg:width="3.25cm" svg:height="2.24cm" svg:x="17cm" svg:y="0.51cm">
          <draw:image xlink:href="Pictures/10000000000000E1000000E09D8D37AF279A3990.png" xlink:type="simple" xlink:show="embed" xlink:actuate="onLoad" draw:mime-type="image/png">
            <text:p/>
          </draw:image>
        </draw:frame>
        <draw:frame draw:style-name="gr4" draw:text-style-name="P4" draw:layer="measurelines" svg:width="8.187cm" svg:height="1cm" svg:x="14.75cm" svg:y="2.5cm">
          <draw:text-box>
            <text:p text:style-name="P3"><text:span text:style-name="T1">Activate en cualquier luga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 Thin" svg:font-family="'Manjari Thin'" style:font-pitch="variable"/>
    <style:font-face style:name="Nakula" svg:font-family="Nakul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1T19:34:52.790827319</meta:creation-date>
    <dc:date>2023-11-01T19:56:08.021014890</dc:date>
    <meta:editing-duration>PT20S</meta:editing-duration>
    <meta:editing-cycles>1</meta:editing-cycles>
    <meta:document-statistic meta:object-count="10"/>
    <meta:generator>LibreOffice/7.3.7.2$Linux_X86_64 LibreOffice_project/30$Build-2</meta:generator>
  </office:meta>
</office:document-meta>
</file>